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798d" officeooo:paragraph-rsid="001179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ur ajouter la colonne ‘rôle’ dans ma table :</text:p>
      <text:p text:style-name="P1">ALTER TABLE `user`</text:p>
      <text:p text:style-name="P1">ADD COLUMN role ENUM('user', 'admin') NOT NULL DEFAULT 'user'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5T02:36:22.697000000</meta:creation-date>
    <dc:date>2024-05-05T02:36:51.303000000</dc:date>
    <meta:editing-duration>PT28S</meta:editing-duration>
    <meta:editing-cycles>1</meta:editing-cycles>
    <meta:generator>LibreOffice/7.6.5.2$Windows_X86_64 LibreOffice_project/38d5f62f85355c192ef5f1dd47c5c0c0c6d6598b</meta:generator>
    <meta:document-statistic meta:table-count="0" meta:image-count="0" meta:object-count="0" meta:page-count="1" meta:paragraph-count="3" meta:word-count="21" meta:character-count="126" meta:non-whitespace-character-count="108"/>
  </office:meta>
</office:document-meta>
</file>